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Roboto" svg:font-family="Roboto"/>
    <style:font-face style:name="Source Code Pro" svg:font-family="'Source Code Pro'"/>
    <style:font-face style:name="sans-serif" svg:font-family="sans-serif"/>
    <style:font-face style:name="serif" svg:font-family="serif"/>
    <style:font-face style:name="Sans-seriff" svg:font-family="Sans-serif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8.811cm"/>
    </style:style>
    <style:style style:name="Tableau1.A1" style:family="table-cell">
      <style:table-cell-properties style:vertical-align="middle" fo:padding="0.176cm" fo:border="1pt solid #000000"/>
    </style:style>
    <style:style style:name="Tableau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88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8.811cm"/>
    </style:style>
    <style:style style:name="Tableau2.A1" style:family="table-cell">
      <style:table-cell-properties style:vertical-align="middle" fo:padding="0.176cm" fo:border="1pt solid #000000"/>
    </style:style>
    <style:style style:name="Tableau2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4.313cm"/>
    </style:style>
    <style:style style:name="Tableau3.C" style:family="table-column">
      <style:table-column-properties style:column-width="8.811cm"/>
    </style:style>
    <style:style style:name="Tableau3.A1" style:family="table-cell">
      <style:table-cell-properties style:vertical-align="middle" fo:padding="0.176cm" fo:border="1pt solid #000000"/>
    </style:style>
    <style:style style:name="Tableau3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4.313cm"/>
    </style:style>
    <style:style style:name="Tableau4.C" style:family="table-column">
      <style:table-column-properties style:column-width="8.811cm"/>
    </style:style>
    <style:style style:name="Tableau4.A1" style:family="table-cell">
      <style:table-cell-properties style:vertical-align="middle" fo:padding="0.176cm" fo:border="1pt solid #000000"/>
    </style:style>
    <style:style style:name="Tableau4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3.096cm"/>
    </style:style>
    <style:style style:name="Tableau5.B" style:family="table-column">
      <style:table-column-properties style:column-width="7.514cm"/>
    </style:style>
    <style:style style:name="Tableau5.C" style:family="table-column">
      <style:table-column-properties style:column-width="6.403cm"/>
    </style:style>
    <style:style style:name="Tableau5.A1" style:family="table-cell">
      <style:table-cell-properties style:vertical-align="middle" fo:padding="0.176cm" fo:border="1pt solid #000000"/>
    </style:style>
    <style:style style:name="Tableau5.A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Sans-seriff" fo:font-size="11.25pt"/>
    </style:style>
    <style:style style:name="P2" style:family="paragraph" style:parent-style-name="Standard">
      <style:text-properties style:font-name="Sans-seriff" fo:font-size="11.25pt" officeooo:paragraph-rsid="0010e3f7"/>
    </style:style>
    <style:style style:name="P3" style:family="paragraph" style:parent-style-name="Standard">
      <style:text-properties style:font-name="Sans-seriff" fo:font-size="11.25pt" officeooo:rsid="0010e3f7" officeooo:paragraph-rsid="0010e3f7"/>
    </style:style>
    <style:style style:name="P4" style:family="paragraph" style:parent-style-name="Standard">
      <style:text-properties style:font-name="Sans-seriff" fo:font-size="11.25pt" officeooo:rsid="0010e3f7" officeooo:paragraph-rsid="0010eeaf"/>
    </style:style>
    <style:style style:name="P5" style:family="paragraph" style:parent-style-name="Standard">
      <style:text-properties style:font-name="Sans-seriff" fo:font-size="11.25pt" fo:font-weight="bold" officeooo:rsid="00149be0" officeooo:paragraph-rsid="00149be0" style:font-weight-asian="bold" style:font-weight-complex="bold"/>
    </style:style>
    <style:style style:name="P6" style:family="paragraph" style:parent-style-name="Standard">
      <style:text-properties style:font-name="Sans-seriff" officeooo:paragraph-rsid="00149be0"/>
    </style:style>
    <style:style style:name="P7" style:family="paragraph" style:parent-style-name="Standard">
      <style:paragraph-properties fo:margin-top="0cm" fo:margin-bottom="0cm" loext:contextual-spacing="false" fo:line-height="120%" style:writing-mode="lr-tb"/>
      <style:text-properties style:font-name="Sans-seriff" fo:font-size="10pt" officeooo:paragraph-rsid="0012af46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20%" style:writing-mode="lr-tb"/>
      <style:text-properties style:font-name="Sans-seriff" fo:font-size="10pt" officeooo:paragraph-rsid="00149be0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20%" style:writing-mode="lr-tb"/>
      <style:text-properties style:font-name="Sans-seriff" fo:font-size="10pt" officeooo:paragraph-rsid="0016b123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officeooo:paragraph-rsid="0012af46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officeooo:paragraph-rsid="00149be0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2pt" fo:font-style="normal" style:text-underline-style="none" fo:font-weight="bold" officeooo:paragraph-rsid="0016b123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2af46" style:text-blinking="false" fo:background-color="transparent" style:font-size-asian="10pt" style:font-size-complex="10pt"/>
    </style:style>
    <style:style style:name="P1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0eeaf" style:text-blinking="false" fo:background-color="transparent" style:font-size-asian="10pt" style:font-size-complex="10pt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49be0" style:text-blinking="false" fo:background-color="transparent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paragraph-rsid="0016b123" style:text-blinking="false" fo:background-color="transparent" style:font-size-asian="10pt" style:font-size-complex="10pt"/>
    </style:style>
    <style:style style:name="P1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style:text-underline-style="none" officeooo:paragraph-rsid="0012af46" style:text-blinking="false" fo:background-color="transparent" style:font-size-asian="10pt" style:font-size-complex="10pt"/>
    </style:style>
    <style:style style:name="P20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/>
    </style:style>
    <style:style style:name="P21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officeooo:paragraph-rsid="0012af46"/>
    </style:style>
    <style:style style:name="P22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officeooo:paragraph-rsid="00149be0"/>
    </style:style>
    <style:style style:name="P23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officeooo:paragraph-rsid="0016b123"/>
    </style:style>
    <style:style style:name="P24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rsid="0016b123" officeooo:paragraph-rsid="0016b123" style:font-size-asian="10pt" style:font-size-complex="10pt"/>
    </style:style>
    <style:style style:name="P25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style:font-size-asian="10pt" style:font-size-complex="10pt"/>
    </style:style>
    <style:style style:name="P26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2af46" style:font-size-asian="10pt" style:font-size-complex="10pt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0eeaf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49be0" style:font-size-asian="10pt" style:font-size-complex="10pt"/>
    </style:style>
    <style:style style:name="P29" style:family="paragraph" style:parent-style-name="Table_20_Contents">
      <style:paragraph-properties fo:margin-top="0cm" fo:margin-bottom="0cm" loext:contextual-spacing="false" fo:line-height="120%" style:writing-mode="lr-tb"/>
      <style:text-properties style:font-name="Sans-seriff" fo:font-size="10pt" officeooo:paragraph-rsid="0016b123" style:font-size-asian="10pt" style:font-size-complex="10pt"/>
    </style:style>
    <style:style style:name="P30" style:family="paragraph" style:parent-style-name="Text_20_body">
      <style:text-properties style:font-name="Sans-seriff"/>
    </style:style>
    <style:style style:name="P31" style:family="paragraph" style:parent-style-name="Text_20_body">
      <style:text-properties style:font-name="Sans-seriff" officeooo:rsid="00195b72" officeooo:paragraph-rsid="00195b72"/>
    </style:style>
    <style:style style:name="P32" style:family="paragraph" style:parent-style-name="Text_20_body">
      <style:text-properties style:font-name="Sans-seriff" officeooo:rsid="00195b72" officeooo:paragraph-rsid="001b2a5e"/>
    </style:style>
    <style:style style:name="P33" style:family="paragraph" style:parent-style-name="Text_20_body">
      <style:text-properties style:font-name="Sans-seriff" officeooo:paragraph-rsid="001b2a5e"/>
    </style:style>
    <style:style style:name="P34" style:family="paragraph" style:parent-style-name="Table_20_Contents">
      <style:text-properties style:font-name="Sans-seriff" fo:font-size="10pt" style:font-size-asian="10pt" style:font-size-complex="10pt"/>
    </style:style>
    <style:style style:name="P35" style:family="paragraph" style:parent-style-name="Table_20_Contents">
      <style:text-properties style:font-name="Sans-seriff" fo:font-size="10pt" officeooo:paragraph-rsid="0012af46" style:font-size-asian="10pt" style:font-size-complex="10pt"/>
    </style:style>
    <style:style style:name="P36" style:family="paragraph" style:parent-style-name="Table_20_Contents">
      <style:text-properties style:font-name="Sans-seriff" fo:font-size="10pt" officeooo:rsid="0010eeaf" officeooo:paragraph-rsid="0010eeaf" style:font-size-asian="10pt" style:font-size-complex="10pt"/>
    </style:style>
    <style:style style:name="P37" style:family="paragraph" style:parent-style-name="Table_20_Contents">
      <style:text-properties style:font-name="Sans-seriff" fo:font-size="10pt" officeooo:rsid="0010eeaf" officeooo:paragraph-rsid="0012af46" style:font-size-asian="10pt" style:font-size-complex="10pt"/>
    </style:style>
    <style:style style:name="P38" style:family="paragraph" style:parent-style-name="Table_20_Contents">
      <style:text-properties style:font-name="Sans-seriff" fo:font-size="10pt" officeooo:rsid="0010eeaf" officeooo:paragraph-rsid="00149be0" style:font-size-asian="10pt" style:font-size-complex="10pt"/>
    </style:style>
    <style:style style:name="P39" style:family="paragraph" style:parent-style-name="Table_20_Contents">
      <style:text-properties style:font-name="Sans-seriff" fo:font-size="10pt" officeooo:rsid="0010eeaf" officeooo:paragraph-rsid="0016b123" style:font-size-asian="10pt" style:font-size-complex="10pt"/>
    </style:style>
    <style:style style:name="P40" style:family="paragraph" style:parent-style-name="Table_20_Contents">
      <style:text-properties style:font-name="Sans-seriff" fo:font-size="10pt" officeooo:rsid="0016b123" officeooo:paragraph-rsid="0016b123" style:font-size-asian="10pt" style:font-size-complex="10pt"/>
    </style:style>
    <style:style style:name="P41" style:family="paragraph" style:parent-style-name="Table_20_Contents">
      <style:text-properties style:font-name="Sans-seriff" fo:font-size="10pt" officeooo:paragraph-rsid="00149be0" style:font-size-asian="10pt" style:font-size-complex="10pt"/>
    </style:style>
    <style:style style:name="P42" style:family="paragraph" style:parent-style-name="Table_20_Contents">
      <style:text-properties style:font-name="Sans-seriff" fo:font-size="10pt" officeooo:paragraph-rsid="0016b123" style:font-size-asian="10pt" style:font-size-complex="10pt"/>
    </style:style>
    <style:style style:name="P43" style:family="paragraph" style:parent-style-name="Table_20_Contents">
      <style:text-properties style:font-name="Sans-seriff" fo:font-size="10pt" fo:font-weight="normal" officeooo:rsid="0016b123" officeooo:paragraph-rsid="0016b123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style:font-name="Sans-seriff" fo:font-size="10pt" fo:font-weight="normal" officeooo:rsid="0016b123" officeooo:paragraph-rsid="001b2a5e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Sans-seriff" fo:font-size="11.25pt" officeooo:rsid="0010e3f7" officeooo:paragraph-rsid="0010e3f7"/>
    </style:style>
    <style:style style:name="P46" style:family="paragraph" style:parent-style-name="Standard">
      <style:text-properties style:font-name="Sans-seriff" fo:font-size="11.25pt" fo:font-weight="bold" officeooo:rsid="0010eeaf" officeooo:paragraph-rsid="0010eeaf" style:font-weight-asian="bold" style:font-weight-complex="bold"/>
    </style:style>
    <style:style style:name="P47" style:family="paragraph" style:parent-style-name="Standard">
      <style:text-properties style:font-name="Sans-seriff" officeooo:rsid="001d7a1b" officeooo:paragraph-rsid="001d7a1b"/>
    </style:style>
    <style:style style:name="P48" style:family="paragraph" style:parent-style-name="Text_20_body">
      <style:text-properties style:font-name="Sans-seriff" officeooo:rsid="00195b72" officeooo:paragraph-rsid="001b2a5e"/>
    </style:style>
    <style:style style:name="P49" style:family="paragraph" style:parent-style-name="Text_20_body">
      <style:text-properties style:font-name="Sans-seriff" officeooo:rsid="00195b72" officeooo:paragraph-rsid="00195b72"/>
    </style:style>
    <style:style style:name="P50" style:family="paragraph" style:parent-style-name="Text_20_body">
      <style:text-properties style:font-name="Sans-seriff" officeooo:rsid="00195b72" officeooo:paragraph-rsid="001d7a1b"/>
    </style:style>
    <style:style style:name="P51" style:family="paragraph" style:parent-style-name="Text_20_body">
      <style:text-properties style:font-name="Sans-seriff" officeooo:rsid="001d7a1b" officeooo:paragraph-rsid="001d7a1b"/>
    </style:style>
    <style:style style:name="P52" style:family="paragraph" style:parent-style-name="Text_20_body">
      <style:text-properties style:font-name="Sans-seriff" fo:font-weight="bold" officeooo:rsid="001d7a1b" officeooo:paragraph-rsid="001d7a1b" style:font-weight-asian="bold" style:font-weight-complex="bold"/>
    </style:style>
    <style:style style:name="P53" style:family="paragraph" style:parent-style-name="Text_20_body">
      <style:text-properties style:font-name="Sans-seriff" officeooo:rsid="001e34e5" officeooo:paragraph-rsid="001e34e5"/>
    </style:style>
    <style:style style:name="P54" style:family="paragraph" style:parent-style-name="Text_20_body">
      <style:text-properties style:font-name="Sans-seriff" officeooo:paragraph-rsid="001d7a1b"/>
    </style:style>
    <style:style style:name="P5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e8fb2" style:text-blinking="false" fo:background-color="transparent"/>
    </style:style>
    <style:style style:name="P57" style:family="paragraph" style:parent-style-name="Table_20_Contents">
      <style:text-properties style:font-name="Sans-seriff" fo:font-size="10pt" fo:font-weight="bold" officeooo:rsid="0010eeaf" officeooo:paragraph-rsid="0010eeaf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style:font-name="Sans-seriff" fo:font-size="10pt" fo:font-weight="bold" officeooo:rsid="0014ee91" officeooo:paragraph-rsid="0014ee91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style:font-name="Sans-seriff" fo:font-size="10pt" fo:font-weight="normal" officeooo:rsid="0010e3f7" officeooo:paragraph-rsid="0012af46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style:font-name="Sans-seriff" fo:font-size="10pt" fo:font-weight="normal" officeooo:rsid="00149be0" officeooo:paragraph-rsid="00149be0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Sans-seriff" fo:font-size="10pt" fo:font-weight="normal" officeooo:rsid="00149be0" officeooo:paragraph-rsid="0016b123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officeooo:rsid="001e34e5" officeooo:paragraph-rsid="001e34e5"/>
    </style:style>
    <style:style style:name="P63" style:family="paragraph" style:parent-style-name="Table_20_Contents">
      <style:text-properties officeooo:rsid="001e34e5" officeooo:paragraph-rsid="001e8fb2"/>
    </style:style>
    <style:style style:name="P64" style:family="paragraph" style:parent-style-name="Table_20_Contents">
      <style:text-properties officeooo:rsid="001e8fb2" officeooo:paragraph-rsid="001e8fb2"/>
    </style:style>
    <style:style style:name="P65" style:family="paragraph" style:parent-style-name="Table_20_Contents">
      <style:text-properties fo:font-variant="normal" fo:text-transform="none" fo:color="#000000" style:text-line-through-style="none" style:text-line-through-type="none" style:font-name="Source Code Pro" fo:font-size="10pt" fo:font-style="normal" style:text-underline-style="none" fo:font-weight="normal" officeooo:rsid="001e8fb2" officeooo:paragraph-rsid="001e8fb2" style:text-blinking="false" fo:background-color="transparent"/>
    </style:style>
    <style:style style:name="P66" style:family="paragraph" style:parent-style-name="Table_20_Contents">
      <style:text-properties fo:font-variant="normal" fo:text-transform="none" fo:color="#000000" style:text-line-through-style="none" style:text-line-through-type="none" style:font-name="Source Code Pro" fo:font-size="10pt" fo:font-style="normal" style:text-underline-style="none" fo:font-weight="normal" officeooo:rsid="001e8fb2" officeooo:paragraph-rsid="001e34e5" style:text-blinking="false" fo:background-color="transparent"/>
    </style:style>
    <style:style style:name="P6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rsid="0012af46" officeooo:paragraph-rsid="0012af46" style:text-blinking="false" fo:background-color="transparent" style:font-size-asian="10pt" style:font-size-complex="10pt"/>
    </style:style>
    <style:style style:name="P6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rsid="0012af46" officeooo:paragraph-rsid="00149be0" style:text-blinking="false" fo:background-color="transparent" style:font-size-asian="10pt" style:font-size-complex="10pt"/>
    </style:style>
    <style:style style:name="P6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rsid="0012af46" officeooo:paragraph-rsid="0016b123" style:text-blinking="false" fo:background-color="transparent" style:font-size-asian="10pt" style:font-size-complex="10pt"/>
    </style:style>
    <style:style style:name="P7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bold" style:text-blinking="false" fo:background-color="transparent"/>
    </style:style>
    <style:style style:name="P7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7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rsid="001e8fb2" officeooo:paragraph-rsid="001e8fb2" style:text-blinking="false" fo:background-color="transparent"/>
    </style:style>
    <style:style style:name="P7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bold" style:text-blinking="false" fo:background-color="transparent"/>
    </style:style>
    <style:style style:name="P7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5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76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officeooo:rsid="0010e3f7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0eeaf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49be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6b12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646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be0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af4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eea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b123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eeaf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af46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149be0" style:text-blinking="false" fo:background-color="transparent" loext:char-shading-value="0" style:font-style-asian="italic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rsid="001e34e5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rsid="001d7a1b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bold" officeooo:rsid="001e8fb2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Source Code Pro" fo:font-size="10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Source Code Pro" fo:font-size="10pt" fo:font-style="normal" style:text-underline-style="none" fo:font-weight="normal" officeooo:rsid="001d7a1b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1e8fb2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Sans-seriff" fo:font-size="10pt" fo:font-style="normal" style:text-underline-style="none" fo:font-weight="normal" officeooo:rsid="001d7a1b" style:text-blinking="false" fo:background-color="transparent" loext:char-shading-value="0"/>
    </style:style>
    <style:style style:name="T30" style:family="text">
      <style:text-properties fo:font-style="normal" fo:font-weight="normal"/>
    </style:style>
    <style:style style:name="T31" style:family="text">
      <style:text-properties fo:font-style="normal" fo:font-weight="normal" officeooo:rsid="0010e3f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2af46" style:font-weight-asian="bold" style:font-weight-complex="bold"/>
    </style:style>
    <style:style style:name="T34" style:family="text">
      <style:text-properties fo:font-weight="bold" officeooo:rsid="0010eeaf" style:font-weight-asian="bold" style:font-weight-complex="bold"/>
    </style:style>
    <style:style style:name="T35" style:family="text">
      <style:text-properties fo:font-weight="bold" officeooo:rsid="00149be0" style:font-weight-asian="bold" style:font-weight-complex="bold"/>
    </style:style>
    <style:style style:name="T36" style:family="text">
      <style:text-properties fo:font-weight="bold" officeooo:rsid="0016b123" style:font-weight-asian="bold" style:font-weight-complex="bold"/>
    </style:style>
    <style:style style:name="T37" style:family="text">
      <style:text-properties fo:font-weight="bold" officeooo:rsid="0017646e" style:font-weight-asian="bold" style:font-weight-complex="bold"/>
    </style:style>
    <style:style style:name="T38" style:family="text">
      <style:text-properties fo:font-weight="normal" officeooo:rsid="0012af46" style:font-weight-asian="normal" style:font-weight-complex="normal"/>
    </style:style>
    <style:style style:name="T39" style:family="text">
      <style:text-properties fo:font-weight="normal" officeooo:rsid="00149be0" style:font-weight-asian="normal" style:font-weight-complex="normal"/>
    </style:style>
    <style:style style:name="T40" style:family="text">
      <style:text-properties fo:font-weight="normal" officeooo:rsid="0010e3f7" style:font-weight-asian="normal" style:font-weight-complex="normal"/>
    </style:style>
    <style:style style:name="T41" style:family="text">
      <style:text-properties fo:font-weight="normal" officeooo:rsid="001b2a5e" style:font-weight-asian="normal" style:font-weight-complex="normal"/>
    </style:style>
    <style:style style:name="T42" style:family="text">
      <style:text-properties officeooo:rsid="0010eeaf"/>
    </style:style>
    <style:style style:name="T43" style:family="text">
      <style:text-properties officeooo:rsid="0012af46"/>
    </style:style>
    <style:style style:name="T44" style:family="text">
      <style:text-properties officeooo:rsid="00149be0"/>
    </style:style>
    <style:style style:name="T45" style:family="text">
      <style:text-properties officeooo:rsid="0014ee91"/>
    </style:style>
    <style:style style:name="T46" style:family="text">
      <style:text-properties officeooo:rsid="0017646e"/>
    </style:style>
    <style:style style:name="T47" style:family="text">
      <style:text-properties officeooo:rsid="00195b72"/>
    </style:style>
    <style:style style:name="T48" style:family="text">
      <style:text-properties officeooo:rsid="001b2a5e"/>
    </style:style>
    <style:style style:name="T49" style:family="text">
      <style:text-properties officeooo:rsid="001d7a1b"/>
    </style:style>
    <style:style style:name="T50" style:family="text">
      <style:text-properties officeooo:rsid="001e34e5"/>
    </style:style>
    <style:style style:name="T51" style:family="text">
      <style:text-properties style:font-name="Roboto" fo:font-size="10pt" fo:font-style="normal" fo:font-weight="normal"/>
    </style:style>
    <style:style style:name="T52" style:family="text">
      <style:text-properties style:font-name="Roboto" fo:font-size="10pt" fo:font-style="normal" fo:font-weight="normal" officeooo:rsid="001e8fb2"/>
    </style:style>
    <style:style style:name="T53" style:family="text">
      <style:text-properties style:font-name="Courier New"/>
    </style:style>
    <style:style style:name="T54" style:family="text">
      <style:text-properties officeooo:rsid="001e8f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 d’utilisation : Entrer dans le chat.</text:p>
      <text:p text:style-name="P1">R<text:span text:style-name="T44">é</text:span>sum<text:span text:style-name="T44">é</text:span> : Un utilisateur entre dans le chat en lan<text:span text:style-name="T44">ç</text:span>ant le logiciel client du chat.</text:p>
      <text:p text:style-name="P1">Acteur principal : Utilisateur.</text:p>
      <text:p text:style-name="P1">Acteurs secondaires : Les autres utilisateurs du chat.</text:p>
      <text:p text:style-name="P1">Pr<text:span text:style-name="T44">é</text:span>-conditions : Un logiciel serveur (Camix) est lanc<text:span text:style-name="T44">é</text:span> et accessible par le r<text:span text:style-name="T44">é</text:span>seau TCP/IP.</text:p>
      <text:p text:style-name="P3"/>
      <text:p text:style-name="P5"><text:tab/>Scénario nominal</text:p>
      <text:p text:style-name="P2"/>
      <text:p text:style-name="P2"><text:tab/>1. L’utilisateur lance l’ex<text:span text:style-name="T1">é</text:span>cution du composant Felix.</text:p>
      <text:p text:style-name="P1"/>
      <text:p text:style-name="P3"><text:tab/>2. Une fenêtre de connexion s’affiche, avec l’IP spécifié dans le fichier de <text:tab/>configuration déjà inscrit dans le champ IP et le port spécifié dans le fichier de <text:tab/>configuration déjà inscrit dans le champ port</text:p>
      <text:p text:style-name="P3"/>
      <text:p text:style-name="P3"><text:tab/>3. L’utilisateur <text:span text:style-name="T42">ne modifie pas</text:span> les champs ID et Port</text:p>
      <text:p text:style-name="P3"/>
      <text:p text:style-name="P3"><text:tab/>4. L’utilisateur clique sur connexion</text:p>
      <text:p text:style-name="P3"/>
      <text:p text:style-name="P3"><text:tab/>5. Felix affiche le message "Connexion au chat @ADRESSE:PORT"</text:p>
      <text:p text:style-name="P1"><text:tab/></text:p>
      <text:p text:style-name="P1"><text:span text:style-name="T1"><text:tab/>6</text:span>. Felix initie la connexion <text:span text:style-name="T1">à</text:span> Camix.</text:p>
      <text:p text:style-name="P1"/>
      <text:p text:style-name="P3"><text:tab/>7. La fenêtre de connexion se ferme, <text:span text:style-name="T45">la fenêtre de chat s’ouvre</text:span></text:p>
      <text:p text:style-name="P1"/>
      <text:p text:style-name="P1"><text:span text:style-name="T1"><text:tab/>8</text:span>. Camix inscrit l’utilisateur dans le canal par d<text:span text:style-name="T1">é</text:span>faut (place publique).</text:p>
      <text:p text:style-name="P1"/>
      <text:p text:style-name="P1"><text:span text:style-name="T1"><text:tab/>9</text:span>. Camix informe les composants Felix des autres utilisateurs inscrits dans le <text:tab/>canal par d<text:span text:style-name="T1">é</text:span>faut que l’utilisateur arrive dans le chat.</text:p>
      <text:p text:style-name="P1"/>
      <text:p text:style-name="P1"><text:span text:style-name="T1"><text:tab/>10</text:span>. Chaque composant Felix concern<text:span text:style-name="T1">é</text:span> affiche un message d’arriv<text:span text:style-name="T1">é</text:span>e de <text:tab/>l’utilisateur dans le chat.</text:p>
      <text:p text:style-name="P1"/>
      <text:p text:style-name="P1"><text:span text:style-name="T1"><text:tab/>11</text:span>. Camix transmet au composant Felix de l’utilisateur un message d’accueil <text:tab/>dans le <text:span text:style-name="T1">c</text:span>hat.</text:p>
      <text:p text:style-name="P1"/>
      <text:p text:style-name="P1"><text:span text:style-name="T1"><text:tab/>12</text:span>. Felix affiche un message d’accueil dans le chat.</text:p>
      <text:p text:style-name="P1"/>
      <text:p text:style-name="P1"/>
      <text:p text:style-name="P46"><text:tab/>Variante : l’utilisateur entre des informations de connexion valide</text:p>
      <text:p text:style-name="P4"/>
      <text:p text:style-name="P4"/>
      <text:p text:style-name="P4"><text:tab/>3a. L’utilisateur entre des informations de connexion <text:span text:style-name="T42">valides</text:span></text:p>
      <text:p text:style-name="P4"/>
      <text:p text:style-name="P3"/>
      <text:p text:style-name="P3"><text:span text:style-name="T32"><text:tab/></text:span><text:span text:style-name="T36">Variante</text:span><text:span text:style-name="T32">: connexion non établie</text:span></text:p>
      <text:p text:style-name="P3"/>
      <text:p text:style-name="P3"/>
      <text:p text:style-name="P3"><text:tab/>3a. L’utilisateur entre des informations de connexion erronées</text:p>
      <text:p text:style-name="P3"/>
      <text:p text:style-name="P3"><text:tab/>4. L’utilisateur clique sur connexion</text:p>
      <text:p text:style-name="P3"/>
      <text:p text:style-name="P3"><text:tab/>5. Felix affiche le message "Connexion au chat @ADRESSE:PORT"</text:p>
      <text:p text:style-name="P3"/>
      <text:p text:style-name="P3"><text:tab/>6a. Felix affiche le message "Connexion au chat @ADRESSE:PORT impossible."<text:bookmark text:name="docs-internal-guid-3f5a7d55-7fff-0596-ae7d-1e5a3c0f56c4"/></text:p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>
          <table:table-cell table:style-name="Tableau1.A1" table:number-columns-spanned="3" office:value-type="string">
            <text:p text:style-name="P20"><text:span text:style-name="T3">Scénario : </text:span><text:span text:style-name="T5">Entrer dans le chat</text:span><text:span text:style-name="T4"> (Nominal)</text:span></text:p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p text:style-name="P20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0">Actions</text:p>
          </table:table-cell>
          <table:table-cell table:style-name="Tableau1.A1" office:value-type="string">
            <text:p text:style-name="P10">Résultats internes</text:p>
          </table:table-cell>
          <table:table-cell table:style-name="Tableau1.A1" office:value-type="string">
            <text:p text:style-name="P10">Résultat observable</text:p>
          </table:table-cell>
        </table:table-row>
        <table:table-row>
          <table:table-cell table:style-name="Tableau1.A1" office:value-type="string">
            <text:p text:style-name="P24">1. <text:span text:style-name="T32">Felix : Execute</text:span></text:p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40">2. <text:span text:style-name="T32">Vue connexion : </text:span></text:p>
            <text:p text:style-name="P44">&lt;adresse&gt; ← <text:span text:style-name="T42">$adresse.defaut</text:span></text:p>
            <text:p text:style-name="P44">&lt;port&gt; ← <text:span text:style-name="T42">$port.defaut</text:span></text:p>
            <text:p text:style-name="P43">&lt;informations&gt; ← "Saisir l'adresse</text:p>
            <text:p text:style-name="P43">et le port du serveur chat."</text:p>
          </table:table-cell>
        </table:table-row>
        <table:table-row>
          <table:table-cell table:style-name="Tableau1.A5" office:value-type="string">
            <text:p text:style-name="P25"><text:span text:style-name="T13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27"><text:span text:style-name="T15">Clic</text:span><text:span text:style-name="T8"> → &lt;</text:span><text:span text:style-name="T12">bouton connexion</text:span><text:span text:style-name="T8">&gt;</text:span></text:p>
          </table:table-cell>
          <table:table-cell table:style-name="Tableau1.A5" office:value-type="string">
            <text:p text:style-name="P14"/>
          </table:table-cell>
          <table:table-cell table:style-name="Tableau1.A5" office:value-type="string">
            <text:p text:style-name="P36"><text:span text:style-name="T46">4</text:span>. &lt;information&gt; ← <text:span text:style-name="T1">"Connexion au chat @</text:span>$adresse.<text:span text:style-name="T48">defaut:</text:span>$port.<text:span text:style-name="T48">defaut"</text:span></text:p>
          </table:table-cell>
        </table:table-row>
        <table:table-row>
          <table:table-cell table:style-name="Tableau1.A5" office:value-type="string">
            <text:p text:style-name="P25"/>
          </table:table-cell>
          <table:table-cell table:style-name="Tableau1.A5" office:value-type="string">
            <text:p text:style-name="P27"><text:span text:style-name="T9">5</text:span><text:span text:style-name="T8">. </text:span><text:span text:style-name="T14">Composant Félix</text:span><text:span text:style-name="T8">:</text:span></text:p>
            <text:p text:style-name="P16">requête TCP/IP à Camix ← </text:p>
            <text:p text:style-name="P16"><text:span text:style-name="T42">CONNECT</text:span> <text:span text:style-name="T43">@$adresse.defaut:$port.defaut</text:span></text:p>
          </table:table-cell>
          <table:table-cell table:style-name="Tableau1.A5" office:value-type="string">
            <text:p text:style-name="P36"><text:span text:style-name="T46">6</text:span>. <text:span text:style-name="T32">Vue Connexion : Fermeture</text:span></text:p>
            <text:p text:style-name="P57"/>
            <text:p text:style-name="P58">Vue Chat : Ouverture</text:p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25"><text:span text:style-name="T9">7</text:span><text:span text:style-name="T8">. </text:span><text:span text:style-name="T14">Composant Camix</text:span><text:span text:style-name="T8">:</text:span></text:p>
            <text:p text:style-name="P14"><text:span text:style-name="T43">Canal.canalParDefaut</text:span> ← (+)</text:p>
            <text:p text:style-name="P15"><text:span text:style-name="T43">Utilisateur</text:span> { </text:p>
            <text:p text:style-name="P19"><text:span text:style-name="T30"><text:s text:c="4"/>nom ← </text:span><text:span text:style-name="T31">"?"</text:span></text:p>
            <text:p text:style-name="P14">}</text:p>
          </table:table-cell>
          <table:table-cell table:style-name="Tableau1.A1" office:value-type="string">
            <text:p text:style-name="P59"/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25"><text:span text:style-name="T9">8</text:span><text:span text:style-name="T8">. </text:span><text:span text:style-name="T14">Composant Camix:</text:span></text:p>
            <text:p text:style-name="P14">requête TCP/IP à Félix ← <text:span text:style-name="T43">Un utilisateur est arrivé dans le chat</text:span></text:p>
          </table:table-cell>
          <table:table-cell table:style-name="Tableau1.A1" office:value-type="string">
            <text:p text:style-name="P35"><text:span text:style-name="T37">9</text:span><text:span text:style-name="T33">. </text:span><text:span text:style-name="T34">Vue </text:span><text:span text:style-name="T33">Chat (autres utilisateurs)</text:span><text:span text:style-name="T34">: </text:span><text:span text:style-name="T38">&lt;messages&gt; + </text:span><text:span text:style-name="T40">"</text:span><text:span text:style-name="T38">* Un nouvel utilisateur est dans le chat (place publique ).</text:span><text:span text:style-name="T40">"</text:span></text:p>
          </table:table-cell>
        </table:table-row>
        <table:table-row>
          <table:table-cell table:style-name="Tableau1.A5" office:value-type="string">
            <text:p text:style-name="P34"/>
          </table:table-cell>
          <table:table-cell table:style-name="Tableau1.A5" office:value-type="string">
            <text:p text:style-name="P26"><text:span text:style-name="T9">10</text:span><text:span text:style-name="T8">. </text:span><text:span text:style-name="T14">Composant Camix:</text:span></text:p>
            <text:p text:style-name="P15">requête TCP/IP à Félix ← <text:span text:style-name="T43">affiche le message d’accueil</text:span></text:p>
          </table:table-cell>
          <table:table-cell table:style-name="Tableau1.A5" office:value-type="string">
            <text:p text:style-name="P35"><text:span text:style-name="T37">11</text:span><text:span text:style-name="T33">. </text:span><text:span text:style-name="T34">Vue </text:span><text:span text:style-name="T33">Chat (utilisateur)</text:span><text:span text:style-name="T34">: </text:span><text:span text:style-name="T38">&lt;messages&gt; + </text:span><text:span text:style-name="T40">"</text:span><text:span text:style-name="T38">* Taper /h pour avoir de l’aide sur les commandes du chat.</text:span><text:span text:style-name="T40">"</text:span></text:p>
          </table:table-cell>
        </table:table-row>
      </table:table>
      <text:p text:style-name="P30"/>
      <text:p text:style-name="P32">DT : $<text:span text:style-name="T48">adresse</text:span>.defaut = IP de camix, $port.defaut = port de Camix</text:p>
      <text:p text:style-name="P30"/>
      <text:p text:style-name="P30"/>
      <text:p text:style-name="P30"/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table:number-columns-spanned="3" office:value-type="string">
            <text:p text:style-name="P21"><text:span text:style-name="T3">Scénario : </text:span><text:span text:style-name="T5">Entrer dans le chat</text:span><text:span text:style-name="T4"> (</text:span><text:span text:style-name="T6">Variante : $port et $adresse valides</text:span><text:span text:style-name="T4">)</text:span></text:p>
          </table:table-cell>
          <table:covered-table-cell/>
          <table:covered-table-cell/>
        </table:table-row>
        <table:table-row>
          <table:table-cell table:style-name="Tableau2.A1" table:number-columns-spanned="3" office:value-type="string">
            <text:p text:style-name="P21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2.A1" office:value-type="string">
            <text:p text:style-name="P11">Actions</text:p>
          </table:table-cell>
          <table:table-cell table:style-name="Tableau2.A1" office:value-type="string">
            <text:p text:style-name="P11">Résultats internes</text:p>
          </table:table-cell>
          <table:table-cell table:style-name="Tableau2.A1" office:value-type="string">
            <text:p text:style-name="P11">Résultat observable</text:p>
          </table:table-cell>
        </table:table-row>
        <table:table-row>
          <table:table-cell table:style-name="Tableau2.A1" office:value-type="string">
            <text:p text:style-name="P24">1. <text:span text:style-name="T32">Felix : Execute</text:span></text:p>
          </table:table-cell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40">2. <text:span text:style-name="T32">Vue connexion : </text:span></text:p>
            <text:p text:style-name="P44">&lt;adresse&gt; ← <text:span text:style-name="T42">$adresse.defaut</text:span></text:p>
            <text:p text:style-name="P44">&lt;port&gt; ← <text:span text:style-name="T42">$port.defaut</text:span></text:p>
            <text:p text:style-name="P43">&lt;informations&gt; ← "Saisir l'adresse</text:p>
            <text:p text:style-name="P43">et le port du serveur chat."</text:p>
          </table:table-cell>
        </table:table-row>
        <table:table-row>
          <table:table-cell table:style-name="Tableau2.A5" office:value-type="string">
            <text:p text:style-name="P7"><text:span text:style-name="T9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26"><text:span text:style-name="T16">Saisie</text:span><text:span text:style-name="T8"> </text:span><text:span text:style-name="T10">$adresse</text:span><text:span text:style-name="T17"> </text:span><text:span text:style-name="T8">→ </text:span><text:span text:style-name="T11">&lt;champ IP&gt;</text:span></text:p>
            <text:p text:style-name="P26"><text:span text:style-name="T16">Saisie</text:span><text:span text:style-name="T8"> </text:span><text:span text:style-name="T10">$port </text:span><text:span text:style-name="T8">→ </text:span><text:span text:style-name="T11">&lt;champ Port&gt;</text:span></text:p>
            <text:p text:style-name="P67"/>
            <text:p text:style-name="P26"><text:span text:style-name="T9">4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26"><text:span text:style-name="T15">Clic</text:span><text:span text:style-name="T8"> → &lt;</text:span><text:span text:style-name="T12">bouton connexion</text:span><text:span text:style-name="T8">&gt;</text:span></text:p>
          </table:table-cell>
          <table:table-cell table:style-name="Tableau2.A5" office:value-type="string">
            <text:p text:style-name="P15"/>
          </table:table-cell>
          <table:table-cell table:style-name="Tableau2.A5" office:value-type="string">
            <text:p text:style-name="P37"><text:span text:style-name="T46">5</text:span>. &lt;information&gt; ← <text:span text:style-name="T1">"Connexion au chat @</text:span>$adresse<text:span text:style-name="T1">:</text:span>$port<text:span text:style-name="T1">"</text:span></text:p>
          </table:table-cell>
        </table:table-row>
        <table:table-row>
          <table:table-cell table:style-name="Tableau2.A5" office:value-type="string">
            <text:p text:style-name="P26"/>
          </table:table-cell>
          <table:table-cell table:style-name="Tableau2.A5" office:value-type="string">
            <text:p text:style-name="P26"><text:span text:style-name="T9">6</text:span><text:span text:style-name="T8">. </text:span><text:span text:style-name="T14">Composant Félix</text:span><text:span text:style-name="T8">:</text:span></text:p>
            <text:p text:style-name="P15">requête TCP/IP à Camix ← </text:p>
            <text:p text:style-name="P15"><text:span text:style-name="T42">CONNECT</text:span> <text:span text:style-name="T43">@$adresse:$port</text:span></text:p>
          </table:table-cell>
          <table:table-cell table:style-name="Tableau2.A5" office:value-type="string">
            <text:p text:style-name="P36"><text:span text:style-name="T46">7</text:span>. <text:span text:style-name="T32">Vue Connexion : Fermeture</text:span></text:p>
            <text:p text:style-name="P57"/>
            <text:p text:style-name="P58">Vue Chat : Ouverture</text:p>
          </table:table-cell>
        </table:table-row>
        <table:table-row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26"><text:span text:style-name="T9">8.</text:span><text:span text:style-name="T8"> </text:span><text:span text:style-name="T14">Composant Camix</text:span><text:span text:style-name="T8">:</text:span></text:p>
            <text:p text:style-name="P15"><text:span text:style-name="T43">Canal.canalParDefaut</text:span> ← (+)</text:p>
            <text:p text:style-name="P15"><text:span text:style-name="T43">Utilisateur</text:span> { </text:p>
            <text:p text:style-name="P19"><text:span text:style-name="T30"><text:s text:c="4"/>nom ← </text:span><text:span text:style-name="T31">"?"</text:span></text:p>
            <text:p text:style-name="P15">}</text:p>
          </table:table-cell>
          <table:table-cell table:style-name="Tableau2.A1" office:value-type="string">
            <text:p text:style-name="P59"/>
          </table:table-cell>
        </table:table-row>
        <table:table-row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26"><text:span text:style-name="T9">9</text:span><text:span text:style-name="T8">. </text:span><text:span text:style-name="T14">Composant Camix:</text:span></text:p>
            <text:p text:style-name="P15">requête TCP/IP à Félix ← <text:span text:style-name="T43">Un utilisateur est arrivé dans le chat</text:span></text:p>
          </table:table-cell>
          <table:table-cell table:style-name="Tableau2.A1" office:value-type="string">
            <text:p text:style-name="P35"><text:span text:style-name="T37">10.</text:span><text:span text:style-name="T33"> </text:span><text:span text:style-name="T34">Vue </text:span><text:span text:style-name="T33">Chat (autres utilisateurs)</text:span><text:span text:style-name="T34">: </text:span><text:span text:style-name="T38">&lt;messages&gt; + </text:span><text:span text:style-name="T40">"</text:span><text:span text:style-name="T38">* Un nouvel utilisateur est dans le chat (place publique ).</text:span><text:span text:style-name="T40">"</text:span></text:p>
          </table:table-cell>
        </table:table-row>
        <table:table-row>
          <table:table-cell table:style-name="Tableau2.A5" office:value-type="string">
            <text:p text:style-name="P35"/>
          </table:table-cell>
          <table:table-cell table:style-name="Tableau2.A5" office:value-type="string">
            <text:p text:style-name="P26"><text:span text:style-name="T9">11</text:span><text:span text:style-name="T8">. </text:span><text:span text:style-name="T14">Composant Camix:</text:span></text:p>
            <text:p text:style-name="P15">requête TCP/IP à Félix ← <text:span text:style-name="T43">affiche le message d’accueil</text:span></text:p>
          </table:table-cell>
          <table:table-cell table:style-name="Tableau2.A5" office:value-type="string">
            <text:p text:style-name="P35"><text:span text:style-name="T35">1</text:span><text:span text:style-name="T37">2</text:span><text:span text:style-name="T33">. </text:span><text:span text:style-name="T34">Vue </text:span><text:span text:style-name="T33">Chat (utilisateur)</text:span><text:span text:style-name="T34">: </text:span><text:span text:style-name="T38">&lt;messages&gt; + </text:span><text:span text:style-name="T40">"</text:span><text:span text:style-name="T38">* Taper /h pour avoir de l’aide sur les commandes du chat.</text:span><text:span text:style-name="T40">"</text:span></text:p>
          </table:table-cell>
        </table:table-row>
      </table:table>
      <text:p text:style-name="P33"/>
      <text:p text:style-name="P32">DT : $adresse.defaut = IP de camix, $port.defaut = port de Camix, $adresse = un IP valide, $port = un port valide</text:p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table:number-columns-spanned="3" office:value-type="string">
            <text:p text:style-name="P22"><text:span text:style-name="T3">Scénario : </text:span><text:span text:style-name="T5">Entrer dans le chat</text:span><text:span text:style-name="T4"> (</text:span><text:span text:style-name="T7">Variante</text:span><text:span text:style-name="T6">: $adresse invalide</text:span><text:span text:style-name="T4">)</text:span></text:p>
          </table:table-cell>
          <table:covered-table-cell/>
          <table:covered-table-cell/>
        </table:table-row>
        <table:table-row>
          <table:table-cell table:style-name="Tableau3.A1" table:number-columns-spanned="3" office:value-type="string">
            <text:p text:style-name="P22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3.A1" office:value-type="string">
            <text:p text:style-name="P12">Actions</text:p>
          </table:table-cell>
          <table:table-cell table:style-name="Tableau3.A1" office:value-type="string">
            <text:p text:style-name="P12">Résultats internes</text:p>
          </table:table-cell>
          <table:table-cell table:style-name="Tableau3.A1" office:value-type="string">
            <text:p text:style-name="P12">Résultat observable</text:p>
          </table:table-cell>
        </table:table-row>
        <table:table-row>
          <table:table-cell table:style-name="Tableau3.A1" office:value-type="string">
            <text:p text:style-name="P24">1. <text:span text:style-name="T32">Felix : Execute</text:span>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40">2. <text:span text:style-name="T32">Vue connexion : </text:span></text:p>
            <text:p text:style-name="P43">&lt;adresse&gt; ← <text:span text:style-name="T48">$adresse.defaut</text:span></text:p>
            <text:p text:style-name="P43">&lt;port&gt; ← <text:span text:style-name="T48">$port.defaut</text:span></text:p>
            <text:p text:style-name="P43">&lt;informations&gt; ← "Saisir l'adresse</text:p>
            <text:p text:style-name="P43">et le port du serveur chat."</text:p>
          </table:table-cell>
        </table:table-row>
        <table:table-row>
          <table:table-cell table:style-name="Tableau3.A5" office:value-type="string">
            <text:p text:style-name="P8"><text:span text:style-name="T9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28"><text:span text:style-name="T16">Saisie</text:span><text:span text:style-name="T8"> </text:span><text:span text:style-name="T10">$adresse</text:span><text:span text:style-name="T8">→ </text:span><text:span text:style-name="T11">&lt;champ IP&gt;</text:span></text:p>
            <text:p text:style-name="P68"/>
            <text:p text:style-name="P28"><text:span text:style-name="T9">4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28"><text:span text:style-name="T15">Clic</text:span><text:span text:style-name="T8"> → &lt;</text:span><text:span text:style-name="T12">bouton connexion</text:span><text:span text:style-name="T8">&gt;</text:span></text:p>
          </table:table-cell>
          <table:table-cell table:style-name="Tableau3.A5" office:value-type="string">
            <text:p text:style-name="P17"/>
          </table:table-cell>
          <table:table-cell table:style-name="Tableau3.A5" office:value-type="string">
            <text:p text:style-name="P38"><text:span text:style-name="T46">5</text:span>. &lt;information&gt; ← <text:span text:style-name="T1">"Connexion au chat @</text:span>$adresse<text:span text:style-name="T1">:</text:span>$port.<text:span text:style-name="T48">defaut"</text:span></text:p>
          </table:table-cell>
        </table:table-row>
        <table:table-row>
          <table:table-cell table:style-name="Tableau3.A5" office:value-type="string">
            <text:p text:style-name="P28"/>
          </table:table-cell>
          <table:table-cell table:style-name="Tableau3.A5" office:value-type="string">
            <text:p text:style-name="P28"><text:span text:style-name="T9">6</text:span><text:span text:style-name="T8">. </text:span><text:span text:style-name="T14">Composant Félix</text:span><text:span text:style-name="T8">:</text:span></text:p>
            <text:p text:style-name="P17">requête TCP/IP à Camix ← </text:p>
            <text:p text:style-name="P17"><text:span text:style-name="T42">CONNECT</text:span> <text:span text:style-name="T43">@$adresse:$port.defaut</text:span></text:p>
          </table:table-cell>
          <table:table-cell table:style-name="Tableau3.A5" office:value-type="string">
            <text:p text:style-name="P41"><text:span text:style-name="T46">7. </text:span><text:span text:style-name="T34">Vue Connexion : </text:span><text:span text:style-name="T39">&lt;information&gt; ← "Connexion au chat @$adresse:$port.</text:span><text:span text:style-name="T41">defaut</text:span><text:span text:style-name="T39"> impossible."</text:span></text:p>
            <text:p text:style-name="P60"/>
          </table:table-cell>
        </table:table-row>
      </table:table>
      <text:p text:style-name="P6"/>
      <text:p text:style-name="P6"/>
      <text:p text:style-name="P32">DT : $<text:span text:style-name="T48">adresse</text:span>.defaut = IP de camix, $port.defaut = port de Camix, $<text:span text:style-name="T48">adresse</text:span> ≠ IP de Camix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ext:soft-page-break/>
        <table:table-row>
          <table:table-cell table:style-name="Tableau4.A1" table:number-columns-spanned="3" office:value-type="string">
            <text:p text:style-name="P23"><text:span text:style-name="T3">Scénario : </text:span><text:span text:style-name="T5">Entrer dans le chat</text:span><text:span text:style-name="T4"> (</text:span><text:span text:style-name="T7">Variante</text:span><text:span text:style-name="T6">: $port invalide</text:span><text:span text:style-name="T4">)</text:span></text:p>
          </table:table-cell>
          <table:covered-table-cell/>
          <table:covered-table-cell/>
        </table:table-row>
        <table:table-row>
          <table:table-cell table:style-name="Tableau4.A1" table:number-columns-spanned="3" office:value-type="string">
            <text:p text:style-name="P23"><text:span text:style-name="T3">Précondition : </text:span><text:span text:style-name="T4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4.A1" office:value-type="string">
            <text:p text:style-name="P13">Actions</text:p>
          </table:table-cell>
          <table:table-cell table:style-name="Tableau4.A1" office:value-type="string">
            <text:p text:style-name="P13">Résultats internes</text:p>
          </table:table-cell>
          <table:table-cell table:style-name="Tableau4.A1" office:value-type="string">
            <text:p text:style-name="P13">Résultat observable</text:p>
          </table:table-cell>
        </table:table-row>
        <table:table-row>
          <table:table-cell table:style-name="Tableau4.A1" office:value-type="string">
            <text:p text:style-name="P24">1. <text:span text:style-name="T32">Felix : Execute</text:span>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40">2. <text:span text:style-name="T32">Vue connexion : </text:span></text:p>
            <text:p text:style-name="P43">&lt;adresse&gt; ← <text:span text:style-name="T47">$IP.defaut</text:span> </text:p>
            <text:p text:style-name="P43">&lt;port&gt; ← <text:span text:style-name="T47">$port.defaut</text:span></text:p>
            <text:p text:style-name="P43">&lt;informations&gt; ← "Saisir l'adresse</text:p>
            <text:p text:style-name="P43">et le port du serveur chat."</text:p>
          </table:table-cell>
        </table:table-row>
        <table:table-row>
          <table:table-cell table:style-name="Tableau4.A5" office:value-type="string">
            <text:p text:style-name="P9"><text:span text:style-name="T9">3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29"><text:span text:style-name="T16">Saisie</text:span><text:span text:style-name="T8"> </text:span><text:span text:style-name="T10">$port</text:span><text:span text:style-name="T8">→</text:span></text:p>
            <text:p text:style-name="P69">&lt;champ Port&gt;</text:p>
            <text:p text:style-name="P69"/>
            <text:p text:style-name="P29"><text:span text:style-name="T9">4</text:span><text:span text:style-name="T8">.</text:span><text:span text:style-name="T2"> </text:span><text:span text:style-name="T14">Vue </text:span><text:span text:style-name="T15">Connexion</text:span><text:span text:style-name="T14">:</text:span></text:p>
            <text:p text:style-name="P29"><text:span text:style-name="T15">Clic</text:span><text:span text:style-name="T8"> →</text:span></text:p>
            <text:p text:style-name="P29"><text:span text:style-name="T8">&lt;</text:span><text:span text:style-name="T12">bouton connexion</text:span><text:span text:style-name="T8">&gt;</text:span></text:p>
          </table:table-cell>
          <table:table-cell table:style-name="Tableau4.A5" office:value-type="string">
            <text:p text:style-name="P18"/>
          </table:table-cell>
          <table:table-cell table:style-name="Tableau4.A5" office:value-type="string">
            <text:p text:style-name="P39"><text:span text:style-name="T46">5</text:span>. &lt;information&gt; ← <text:span text:style-name="T1">"Connexion au chat @</text:span>$adresse.<text:span text:style-name="T48">defaut:</text:span>$port<text:span text:style-name="T1">"</text:span></text:p>
          </table:table-cell>
        </table:table-row>
        <table:table-row>
          <table:table-cell table:style-name="Tableau4.A5" office:value-type="string">
            <text:p text:style-name="P29"/>
          </table:table-cell>
          <table:table-cell table:style-name="Tableau4.A5" office:value-type="string">
            <text:p text:style-name="P29"><text:span text:style-name="T9">6</text:span><text:span text:style-name="T8">. </text:span><text:span text:style-name="T14">Composant Félix</text:span><text:span text:style-name="T8">:</text:span></text:p>
            <text:p text:style-name="P18">requête TCP/IP à Camix ← </text:p>
            <text:p text:style-name="P18"><text:span text:style-name="T42">CONNECT</text:span> <text:span text:style-name="T43">@$adresse.defaut:$port</text:span></text:p>
          </table:table-cell>
          <table:table-cell table:style-name="Tableau4.A5" office:value-type="string">
            <text:p text:style-name="P42"><text:span text:style-name="T46">7. </text:span><text:span text:style-name="T34">Vue Connexion : </text:span><text:span text:style-name="T39">&lt;information&gt; ← "Connexion au chat @$adresse.</text:span><text:span text:style-name="T41">defaut</text:span><text:span text:style-name="T39">:$port impossible."</text:span></text:p>
            <text:p text:style-name="P61"/>
          </table:table-cell>
        </table:table-row>
      </table:table>
      <text:p text:style-name="P31"/>
      <text:p text:style-name="P31">DT : $<text:span text:style-name="T48">adresse</text:span>.defaut = IP de camix, $port.defaut = port de Camix, $<text:span text:style-name="T48">port</text:span> ≠ <text:span text:style-name="T48">port</text:span> de Camix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50">Cas d’utilisation : Sortir du chat.</text:p>
      <text:p text:style-name="P50">R<text:span text:style-name="T49">é</text:span>sum<text:span text:style-name="T49">é</text:span> : Un utilisateur sort du chat en fermant le logiciel</text:p>
      <text:p text:style-name="P31">client du chat.</text:p>
      <text:p text:style-name="P31">Acteur principal : Utilisateur.</text:p>
      <text:p text:style-name="P31">Acteurs secondaires : Les autres utilisateurs du chat.</text:p>
      <text:p text:style-name="P31">Pr<text:span text:style-name="T49">é</text:span>-conditions : Le composant client du chat (Felix) est lanc<text:span text:style-name="T49">é</text:span> et connect<text:span text:style-name="T49">é</text:span> par TCP/IP au composant serveur du chat (Camix).</text:p>
      <text:p text:style-name="P31"/>
      <text:p text:style-name="P52"><text:tab/>Variante [L’utilisateur tape /q]</text:p>
      <text:p text:style-name="P31"><text:tab/></text:p>
      <text:p text:style-name="P31">1<text:span text:style-name="T49">a.1. L’utilisateur saisit la commande /q</text:span></text:p>
      <text:p text:style-name="P51"><text:span text:style-name="T50">1a.2</text:span>. Felix transmet la commande de changement de canal <text:span text:style-name="T50">à</text:span> Camix</text:p>
      <text:p text:style-name="P51"><text:span text:style-name="T50">1a.3</text:span>. Camix informe les composants Felix des utilisateurs inscrits dans le <text:span text:style-name="T50">mê</text:span>me canal que celui de l’utilisateur que ce dernier quitte le canal.</text:p>
      <text:p text:style-name="P51"><text:span text:style-name="T50">1a</text:span>.<text:span text:style-name="T50">4</text:span> Chaque composant Felix concern<text:span text:style-name="T50">é</text:span> affiche un message de d<text:span text:style-name="T50">é</text:span>part de l’utilisateur du canal.</text:p>
      <text:p text:style-name="P53">1a.5. Camix désinscrit l’utilisateur du canal dans lequel il se trouve.</text:p>
      <text:p text:style-name="P51"><text:span text:style-name="T50">1a.6</text:span>. Camix ferme la connexion de l’utilisateur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eau5" table:style-name="Tableau5">
        <table:table-column table:style-name="Tableau5.A"/>
        <table:table-column table:style-name="Tableau5.B"/>
        <table:table-column table:style-name="Tableau5.C"/>
        <text:soft-page-break/>
        <table:table-row>
          <table:table-cell table:style-name="Tableau5.A1" table:number-columns-spanned="3" office:value-type="string">
            <text:p text:style-name="P75"><text:span text:style-name="T18">Scénario : </text:span><text:span text:style-name="T19">Créer un canal de discussion (Nominal)</text:span></text:p>
          </table:table-cell>
          <table:covered-table-cell/>
          <table:covered-table-cell/>
        </table:table-row>
        <table:table-row>
          <table:table-cell table:style-name="Tableau5.A1" table:number-columns-spanned="3" office:value-type="string">
            <text:p text:style-name="P75"><text:span text:style-name="T18">Précondition : </text:span><text:span text:style-name="T19">Félix est lancé et connecté par TCP/IP à Camix</text:span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70">Actions</text:p>
          </table:table-cell>
          <table:table-cell table:style-name="Tableau5.A1" office:value-type="string">
            <text:p text:style-name="P70">Résultats internes</text:p>
          </table:table-cell>
          <table:table-cell table:style-name="Tableau5.A1" office:value-type="string">
            <text:p text:style-name="P70">Résultat observable</text:p>
          </table:table-cell>
        </table:table-row>
        <table:table-row>
          <table:table-cell table:style-name="Tableau5.A1" office:value-type="string">
            <text:p text:style-name="P75"><text:span text:style-name="T20">1.</text:span><text:span text:style-name="T2"> </text:span><text:span text:style-name="T23">Vue Chat:</text:span></text:p>
            <text:p text:style-name="P75"><text:span text:style-name="T23">Saisie </text:span><text:span text:style-name="T2"> “</text:span><text:span text:style-name="T20">/</text:span><text:span text:style-name="T21">q</text:span><text:span text:style-name="T20">” →</text:span></text:p>
            <text:p text:style-name="P71">&lt;saisie&gt;</text:p>
            <text:p text:style-name="P76"/>
            <text:p text:style-name="P73">Vu Chat :</text:p>
            <text:p text:style-name="P75"><text:span text:style-name="T23">Appuie</text:span><text:span text:style-name="T2"> </text:span><text:span text:style-name="T20">touche “Entrée”</text:span></text:p>
          </table:table-cell>
          <table:table-cell table:style-name="Tableau5.A1" office:value-type="string">
            <text:p text:style-name="P75"><text:span text:style-name="T20">2. </text:span><text:span text:style-name="T23">Composant Félix</text:span><text:span text:style-name="T20">:</text:span></text:p>
            <text:p text:style-name="P71">requête TCP/IP à Camix ← </text:p>
            <text:p text:style-name="P71"><text:span text:style-name="T50">QUIT</text:span> canal</text:p>
          </table:table-cell>
          <table:table-cell table:style-name="Tableau5.A1" office:value-type="string">
            <text:p text:style-name="P66"><text:span text:style-name="T27"/></text:p>
          </table:table-cell>
        </table:table-row>
        <table:table-row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P75"/>
          </table:table-cell>
          <table:table-cell table:style-name="Tableau5.A1" office:value-type="string">
            <text:p text:style-name="P63"><text:span text:style-name="T20">3. </text:span><text:span text:style-name="T23">Vue chat </text:span><text:span text:style-name="T24">(utilisateur)</text:span><text:span text:style-name="T23">:</text:span></text:p>
            <text:p text:style-name="P63"><text:span text:style-name="T20">&lt;messages&gt; + “</text:span><text:span text:style-name="T27">* </text:span><text:span text:style-name="T28">Sortie du chat.</text:span><text:span text:style-name="T27">”</text:span></text:p>
            <text:p text:style-name="P63"><text:span text:style-name="T27"/></text:p>
            <text:p text:style-name="P64"><text:span text:style-name="T27">4.</text:span><text:span text:style-name="T29">∀ </text:span><text:span text:style-name="T26">autres Felix | utilisateur ∈ </text:span><text:span text:style-name="T25">canal.utilisateurs</text:span></text:p>
            <text:p text:style-name="P56"><text:span text:style-name="T32">Vue chat</text:span> : </text:p>
            <text:p text:style-name="P65"><text:span text:style-name="T53">&lt;messages&gt; ← “* $utilisateur.surnom quitte le chat“</text:span></text:p>
          </table:table-cell>
        </table:table-row>
        <table:table-row>
          <table:table-cell table:style-name="Tableau5.A6" office:value-type="string">
            <text:p text:style-name="Table_20_Contents"/>
          </table:table-cell>
          <table:table-cell table:style-name="Tableau5.A6" office:value-type="string">
            <text:p text:style-name="P75"><text:span text:style-name="T20">3. </text:span><text:span text:style-name="T23">Composant Camix</text:span><text:span text:style-name="T20">:</text:span></text:p>
            <text:p text:style-name="P71"><text:span text:style-name="T54">Canal.utilisateurs</text:span> ← (-)</text:p>
            <text:p text:style-name="P71"><text:span text:style-name="T54">Utilisateur</text:span> {</text:p>
            <text:p text:style-name="P74">  <text:span text:style-name="T51">nom ← $</text:span><text:span text:style-name="T52">utilisateur.</text:span><text:span text:style-name="T51">nom</text:span></text:p>
            <text:p text:style-name="P71">}</text:p>
          </table:table-cell>
          <table:table-cell table:style-name="Tableau5.A6" office:value-type="string">
            <text:p text:style-name="Table_20_Contents"/>
          </table:table-cell>
        </table:table-row>
        <table:table-row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P75"><text:span text:style-name="T20">4. </text:span><text:span text:style-name="T23">Composant Camix:</text:span></text:p>
            <text:p text:style-name="P71">requête TCP/IP à Félix ← </text:p>
            <text:p text:style-name="P72">fermeture de connexion</text:p>
          </table:table-cell>
          <table:table-cell table:style-name="Tableau5.A1" office:value-type="string">
            <text:p text:style-name="P75"><text:span text:style-name="T27"/></text:p>
          </table:table-cell>
        </table:table-row>
      </table:table>
      <text:p text:style-name="P54"><text:span text:style-name="T22"/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Roboto" svg:font-family="Roboto"/>
    <style:font-face style:name="Source Code Pro" svg:font-family="'Source Code Pro'"/>
    <style:font-face style:name="sans-serif" svg:font-family="sans-serif"/>
    <style:font-face style:name="serif" svg:font-family="serif"/>
    <style:font-face style:name="Sans-seriff" svg:font-family="Sans-serif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44:46.952454479</meta:creation-date>
    <dc:date>2019-01-25T17:42:52.331030876</dc:date>
    <meta:editing-duration>PT45M17S</meta:editing-duration>
    <meta:editing-cycles>4</meta:editing-cycles>
    <meta:generator>LibreOffice/6.0.7.3$Linux_X86_64 LibreOffice_project/00m0$Build-3</meta:generator>
    <meta:document-statistic meta:table-count="5" meta:image-count="0" meta:object-count="0" meta:page-count="7" meta:paragraph-count="175" meta:word-count="1060" meta:character-count="6683" meta:non-whitespace-character-count="5743"/>
  </office:meta>
</office:document-meta>
</file>